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958cm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958cm"/>
        </style:tab-stops>
      </style:paragraph-properties>
      <style:text-properties fo:font-size="11pt" style:font-size-asian="11pt" style:font-name-complex="Lohit Tamil" style:font-size-complex="11pt"/>
    </style:style>
    <style:style style:name="P6" style:family="paragraph" style:parent-style-name="Standard">
      <style:paragraph-properties>
        <style:tab-stops>
          <style:tab-stop style:position="1.958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>
        <style:tab-stops>
          <style:tab-stop style:position="1.958cm"/>
        </style:tab-stops>
      </style:paragraph-properties>
      <style:text-properties fo:font-size="11pt" fo:font-weight="normal" style:font-size-asian="11pt" style:font-weight-asian="normal" style:font-name-complex="Lohit Tamil" style:font-size-complex="11pt" style:font-weight-complex="normal"/>
    </style:style>
    <style:style style:name="P8" style:family="paragraph" style:parent-style-name="Standard">
      <style:paragraph-properties>
        <style:tab-stops>
          <style:tab-stop style:position="1.958cm"/>
        </style:tab-stops>
      </style:paragraph-properties>
    </style:style>
    <style:style style:name="P9" style:family="paragraph" style:parent-style-name="Standard">
      <style:text-properties style:font-name="Lohit Tamil"/>
    </style:style>
    <style:style style:name="P10" style:family="paragraph" style:parent-style-name="Standard">
      <style:text-properties style:font-name="Lohit Tamil" fo:font-size="11pt" style:font-size-asian="11pt" style:font-name-complex="Lohit Tamil" style:font-size-complex="11pt"/>
    </style:style>
    <style:style style:name="P11" style:family="paragraph" style:parent-style-name="Standard">
      <style:paragraph-properties>
        <style:tab-stops>
          <style:tab-stop style:position="1.958cm"/>
        </style:tab-stops>
      </style:paragraph-properties>
      <style:text-properties style:font-name="Lohit Tamil" fo:font-size="11pt" style:font-size-asian="11pt" style:font-name-complex="Lohit Tamil" style:font-size-complex="11pt"/>
    </style:style>
    <style:style style:name="P12" style:family="paragraph" style:parent-style-name="Standard">
      <style:text-properties style:font-name="Lohit Tamil" fo:font-size="11pt" style:text-underline-style="solid" style:text-underline-width="auto" style:text-underline-color="font-color" style:font-size-asian="11pt" style:font-name-complex="Lohit Tamil" style:font-size-complex="11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Lohit Tamil" fo:font-size="13pt" style:text-underline-style="solid" style:text-underline-width="auto" style:text-underline-color="font-color" fo:font-weight="bold" style:font-size-asian="13pt" style:font-weight-asian="bold" style:font-name-complex="Lohit Tamil" style:font-size-complex="13pt" style:font-weight-complex="bold"/>
    </style:style>
    <style:style style:name="P14" style:family="paragraph" style:parent-style-name="Standard">
      <style:paragraph-properties>
        <style:tab-stops>
          <style:tab-stop style:position="1.958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5" style:family="paragraph" style:parent-style-name="Footer">
      <style:paragraph-properties>
        <style:tab-stops>
          <style:tab-stop style:position="1.958cm"/>
        </style:tab-stops>
      </style:paragraph-properties>
      <style:text-properties fo:font-size="11pt" style:font-size-asian="11pt" style:font-size-complex="11pt"/>
    </style:style>
    <style:style style:name="P16" style:family="paragraph" style:parent-style-name="Standard" style:list-style-name="WW8Num3">
      <style:paragraph-properties fo:margin-left="1.27cm" fo:margin-right="0cm" fo:text-indent="-0.635cm" style:auto-text-indent="false">
        <style:tab-stops>
          <style:tab-stop style:position="1.27cm"/>
          <style:tab-stop style:position="1.958cm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Standard" style:list-style-name="WW8Num3">
      <style:paragraph-properties fo:margin-left="1.27cm" fo:margin-right="0cm" fo:text-indent="-0.635cm" style:auto-text-indent="false">
        <style:tab-stops>
          <style:tab-stop style:position="1.27cm"/>
          <style:tab-stop style:position="1.958cm"/>
        </style:tab-stops>
      </style:paragraph-properties>
      <style:text-properties style:font-name="Lohit Tamil" fo:font-size="11pt" style:font-size-asian="11pt" style:font-name-complex="Lohit Tamil" style:font-size-complex="11pt"/>
    </style:style>
    <style:style style:name="P18" style:family="paragraph" style:parent-style-name="Heading_20_1" style:master-page-name="Standard">
      <style:paragraph-properties fo:text-align="center" style:justify-single-word="false" style:page-number="auto">
        <style:tab-stops>
          <style:tab-stop style:position="0cm"/>
        </style:tab-stops>
      </style:paragraph-properties>
      <style:text-properties style:font-name="Lohit Tamil" fo:font-size="11pt" style:font-size-asian="11pt" style:font-name-complex="Lohit Tamil" style:font-size-complex="11pt"/>
    </style:style>
    <style:style style:name="T1" style:family="text">
      <style:text-properties style:text-position="super 58%" fo:font-size="11pt" style:font-size-asian="11pt" style:font-size-complex="11pt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name-complex="Lohit Tamil" style:font-size-complex="11pt"/>
    </style:style>
    <style:style style:name="T8" style:family="tex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font-name="SymbolPS" fo:font-size="11pt" style:font-size-asian="11pt" style:font-size-complex="11pt"/>
    </style:style>
    <style:style style:name="T11" style:family="text">
      <style:text-properties style:font-name="Lohit Tamil" style:font-name-complex="Lohit Tamil"/>
    </style:style>
    <style:style style:name="T12" style:family="text">
      <style:text-properties style:font-name="Lohit Tamil" fo:font-size="11pt" style:font-size-asian="11pt" style:font-name-complex="Lohit Tamil" style:font-size-complex="11pt"/>
    </style:style>
    <style:style style:name="T13" style:family="text">
      <style:text-properties style:font-name="Lohit Tamil" fo:font-size="13pt" fo:font-style="italic" style:text-underline-style="solid" style:text-underline-width="auto" style:text-underline-color="font-color" fo:font-weight="bold" style:font-size-asian="13pt" style:font-style-asian="italic" style:font-weight-asian="bold" style:font-name-complex="Lohit Tamil" style:font-size-complex="13pt" style:font-style-complex="italic" style:font-weight-complex="bold"/>
    </style:style>
    <style:style style:name="T14" style:family="text">
      <style:text-properties style:font-name="Lohit Tamil" fo:font-size="13pt" fo:font-weight="bold" style:font-size-asian="13pt" style:font-weight-asian="bold" style:font-name-complex="Lohit Tamil" style:font-size-complex="13pt" style:font-weight-complex="bold"/>
    </style:style>
    <style:style style:name="T15" style:family="text">
      <style:text-properties style:font-name="Lohit Tamil" fo:font-size="13pt" style:font-size-asian="13pt" style:font-name-complex="Lohit Tamil" style:font-size-complex="13pt"/>
    </style:style>
    <style:style style:name="T16" style:family="text">
      <style:text-properties style:font-name-complex="Lohit Tamil"/>
    </style:style>
    <style:style style:name="T17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Lohit Tamil" style:font-size-complex="12pt" style:font-style-complex="italic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Checking your calculations / கணக்கிடிதல்களைச் சரிபார்ப்து</text:h>
      <text:p text:style-name="P13">Navsesh / நவசேஷ்</text:p>
      <text:p text:style-name="P3"/>
      <text:p text:style-name="P9"><text:span text:style-name="T4">Exercise1: <text:s/>Learn to calculate Navsesh of a number</text:span><text:span text:style-name="T6"> </text:span></text:p>
      <text:p text:style-name="P12">பயிற்சி1: ஒரு எண்ணின் நவசேஷ் காண்பதைக் கற்றுக் கொள்ளலாம் </text:p>
      <text:p text:style-name="P3"><text:tab/>Keep on adding <text:s/>the digits till you get a single digit between 0 and 8. <text:s/>9 is treated as ‘0’.</text:p>
      <text:p text:style-name="P3"><text:s text:c="12"/><text:span text:style-name="T11"><text:s/>0க்கும் 8க்கும் இடையில் உள்ள ஏதேனும் ஒரு எண் வரும்வரை எண்களை கூட்டவும். 9ஐ <text:s text:c="9"/><text:tab/>0ஆக எடுத்துக்கொள்ளவும்</text:span></text:p>
      <text:p text:style-name="P10"/>
      <text:p text:style-name="P3">1) N (43)<text:tab/><text:tab/>= 4 + 3 = 7</text:p>
      <text:p text:style-name="P3"/>
      <text:p text:style-name="P3">2) N (23)<text:tab/><text:tab/>= 2 + 3 = 5</text:p>
      <text:p text:style-name="P3"/>
      <text:p text:style-name="P3">3) N ( 82) <text:tab/><text:tab/>= 8 + 2 = 10 =&gt; 1 + 0 = 1.</text:p>
      <text:p text:style-name="P3"/>
      <text:p text:style-name="P3">4) N (72) <text:tab/><text:tab/>= 7+2 = 9 =&gt; 0</text:p>
      <text:p text:style-name="P3"/>
      <text:p text:style-name="P3">5) N (4 3 5 7) <text:tab/><text:tab/>= 4 + 3 + 5 + 7 = 19 =&gt; 1</text:p>
      <text:p text:style-name="P3"/>
      <text:p text:style-name="P3">6) N (2 3 4 5 6)<text:tab/>= 2 + 3+ 4 + 5+ 6 =</text:p>
      <text:p text:style-name="P3"/>
      <text:p text:style-name="P3">Shortcut : <text:tab/>Remember the power of the number 9. </text:p>
      <text:p text:style-name="P10">குருக்குவழி: எண் 9இன் சக்தியை நினைவில் கொள்ளவும்</text:p>
      <text:p text:style-name="P3"><text:tab/><text:tab/>N ( any no. + 9) = that no.</text:p>
      <text:p text:style-name="P3"><text:s text:c="26"/>N(<text:span text:style-name="T11">ஏதேனும் <text:s/>ஒரு எண்+9)= அதே எண்</text:span></text:p>
      <text:p text:style-name="P3">ie. <text:tab/><text:tab/>N (19)<text:tab/>=1</text:p>
      <text:p text:style-name="P4"><text:tab/><text:tab/>N (39) <text:tab/>= 3</text:p>
      <text:p text:style-name="P4"><text:tab/><text:tab/>N (95)<text:tab/>= 5 <text:s text:c="2"/>………</text:p>
      <text:p text:style-name="P4"/>
      <text:p text:style-name="P4">So you can just drop 9s in the addition to make the calculation quicker.</text:p>
      <text:p text:style-name="P11">எனவே கணக்கிடுதலை விரைவாகச் செய்ய 9 களை விட்டுவிடுவோம்</text:p>
      <text:p text:style-name="P4">7) <text:tab/>N ( 6 3 2 1 3) <text:tab/>= </text:p>
      <text:p text:style-name="P4"/>
      <text:p text:style-name="P4">8) <text:tab/>N (2 3 4 5 2)<text:tab/>= </text:p>
      <text:p text:style-name="P4"/>
      <text:p text:style-name="P4">9)<text:tab/>N ( 4 7 6 3 2)<text:tab/>= </text:p>
      <text:p text:style-name="P4"/>
      <text:p text:style-name="P4">10) <text:tab/>N ( 8 9 1 3 4 2)<text:tab/>= </text:p>
      <text:p text:style-name="P4"/>
      <text:p text:style-name="P8"><text:span text:style-name="T3">Exercise 2: </text:span><text:span text:style-name="T5">Using Navsesh to check your answer</text:span></text:p>
      <text:p text:style-name="P4"/>
      <text:list xml:id="list2174737507" text:style-name="WW8Num3">
        <text:list-item>
          <text:p text:style-name="P16">For addition, subtraction and multiplication</text:p>
        </text:list-item>
        <text:list-item>
          <text:p text:style-name="P17">கூட்டல், கழித்தல், பெருக்கல்</text:p>
        </text:list-item>
      </text:list>
      <text:p text:style-name="P11"/>
      <text:p text:style-name="P8"><text:span text:style-name="T8">Addition</text:span><text:span text:style-name="T17"> <text:s/></text:span><text:span text:style-name="T18">கூட்டல்</text:span><text:span text:style-name="T19"> :<text:tab/></text:span></text:p>
      <text:p text:style-name="P4"><text:tab/>If <text:tab/>A + B<text:tab/>= C</text:p>
      <text:p text:style-name="P8"><text:span text:style-name="T6"><text:tab/>then <text:tab/>N (A) + N (B)<text:tab/></text:span><text:span text:style-name="T10">=</text:span><text:span text:style-name="T6"> N (C),</text:span></text:p>
      <text:p text:style-name="P4"/>
      <text:p text:style-name="P8"><text:span text:style-name="T6"><text:tab/> A + B = C </text:span><text:span text:style-name="T7">என்றால் </text:span><text:span text:style-name="T6">N(A)+N(B) = N(C) </text:span></text:p>
      <text:p text:style-name="P4"><text:tab/>Example : <text:tab/><text:tab/>24 + 45 <text:s/><text:tab/>= 69</text:p>
      <text:p text:style-name="P4"><text:tab/><text:span text:style-name="T11">உதாரணம்:</text:span> <text:tab/>24+45<text:tab/><text:tab/>=69<text:tab/><text:tab/><text:tab/><text:tab/><text:tab/><text:tab/> <text:s/>?</text:p>
      <text:p text:style-name="P4"><text:soft-page-break/></text:p>
      <text:p text:style-name="P4"><text:tab/>Check if <text:tab/><text:tab/>N (24) + N (45) = N (69)</text:p>
      <text:p text:style-name="P8"><text:span text:style-name="T6"><text:tab/></text:span><text:span text:style-name="T7">சரிபார்க்கவும் </text:span><text:span text:style-name="T6"><text:tab/>6 <text:tab/>+ 9<text:tab/>&lt;-&gt;</text:span><text:span text:style-name="T10"> </text:span><text:span text:style-name="T6"><text:s/>6 </text:span></text:p>
      <text:p text:style-name="P4"><text:tab/>Use this to verify your additions</text:p>
      <text:p text:style-name="P4"><text:tab/><text:span text:style-name="T16">கூட்டல்களை சரிபார்க்க பயன்படுத்தவும் </text:span></text:p>
      <text:p text:style-name="P8"><text:span text:style-name="T8">Subtraction</text:span><text:span text:style-name="T13"> கழித்தல் </text:span><text:span text:style-name="T14"><text:s/>:</text:span></text:p>
      <text:p text:style-name="P4"><text:tab/>If A – B = C</text:p>
      <text:p text:style-name="P8"><text:span text:style-name="T6"><text:tab/>then <text:tab/>N (A) - <text:s/>N (B)<text:tab/></text:span><text:span text:style-name="T10">=</text:span><text:span text:style-name="T6"> N (C)</text:span></text:p>
      <text:p text:style-name="P8"><text:span text:style-name="T6"><text:tab/></text:span><text:span text:style-name="T12">A – B =C என்றால் N(A) – N(B) = N(C)</text:span></text:p>
      <text:p text:style-name="P4"/>
      <text:p text:style-name="P4"><text:tab/>Example : 45 – 25 <text:tab/>= 20</text:p>
      <text:p text:style-name="P4"><text:tab/><text:span text:style-name="T11">உதாரணம்: 45 – 25 = 20 <text:tab/><text:tab/></text:span><text:tab/></text:p>
      <text:p text:style-name="P4"><text:tab/><text:span text:style-name="T16">சரிபார்க்கவும் </text:span><text:s/><text:tab/>N(45) - N(25) = N(20) </text:p>
      <text:p text:style-name="P4"><text:tab/><text:tab/><text:tab/><text:tab/>9 <text:s text:c="2"/>- <text:s/>7<text:tab/><text:tab/>= 2 <text:tab/><text:tab/>: சரி <text:s/></text:p>
      <text:p text:style-name="P4"/>
      <text:p text:style-name="P4"><text:tab/>If Navsesh is negative, then add 9 to get the equivalent navsesh.</text:p>
      <text:p text:style-name="P4"><text:tab/><text:span text:style-name="T11">நவசேஷ் (-) ஆக இருந்தால் 9ஐக் கூட்டினால் சமமான நவசேஷ் கிடைக்கும் </text:span></text:p>
      <text:p text:style-name="P4"><text:tab/>எ.கா. <text:tab/>46 – 25 <text:tab/>= 21</text:p>
      <text:p text:style-name="P4"><text:tab/><text:tab/><text:tab/><text:tab/><text:tab/> <text:s text:c="3"/>?</text:p>
      <text:p text:style-name="P4"><text:tab/><text:span text:style-name="T16">சரிபார்க்கவும் </text:span>:<text:tab/>N (46) <text:s/>- N (25) <text:s/>= N (21)</text:p>
      <text:p text:style-name="P4"><text:tab/><text:tab/><text:tab/><text:tab/><text:tab/> ?</text:p>
      <text:p text:style-name="P4"><text:tab/> <text:s text:c="3"/><text:tab/><text:tab/>1 <text:s text:c="2"/>- <text:s text:c="2"/>7 = -6<text:tab/>&lt;-&gt; 3</text:p>
      <text:p text:style-name="P4"><text:tab/><text:tab/><text:tab/> <text:s text:c="2"/>-6 <text:s text:c="4"/>+ <text:s/>9<text:tab/>= <text:s/>3 <text:tab/><text:tab/>: சரி </text:p>
      <text:p text:style-name="P14"><text:span text:style-name="T6"><text:s/>Multiplication</text:span><text:span text:style-name="T12"> </text:span><text:span text:style-name="T15">பெருக்கல் </text:span></text:p>
      <text:p text:style-name="P4"><text:tab/>If<text:tab/> A <text:s/>x B = C</text:p>
      <text:p text:style-name="P4"><text:tab/>then N (A) <text:s/>x N (B) = <text:s/>N (C).</text:p>
      <text:p text:style-name="P4"><text:tab/>A x B = C <text:span text:style-name="T16">என்றால்</text:span> N(A) x N(B) = N(C)</text:p>
      <text:p text:style-name="P4"><text:tab/><text:span text:style-name="T16">உதாரணம் </text:span>: 20 x 25<text:tab/><text:tab/>= 500</text:p>
      <text:p text:style-name="P4"><text:tab/><text:tab/><text:tab/><text:tab/><text:tab/><text:tab/>?</text:p>
      <text:p text:style-name="P4"><text:tab/><text:span text:style-name="T16">சரிபார்க்கவும் :</text:span> N (20) <text:s/>x <text:s/>N (25) = <text:s/>N (500)</text:p>
      <text:p text:style-name="P4"><text:tab/><text:tab/><text:tab/><text:tab/><text:tab/><text:tab/>?</text:p>
      <text:p text:style-name="P4"><text:tab/><text:tab/><text:tab/><text:tab/>2 x <text:s/>7 <text:tab/>= <text:s/>5</text:p>
      <text:p text:style-name="P8"><text:span text:style-name="T6"><text:tab/><text:tab/><text:tab/><text:tab/>5 <text:tab/>&lt;-&gt; <text:s/></text:span><text:span text:style-name="T2">5<text:tab/><text:tab/>: சரி </text:span></text:p>
      <text:p text:style-name="P7">வர்கத்திற்க்கும் இது பொருந்தும் </text:p>
      <text:p text:style-name="P8"><text:span text:style-name="T6"><text:tab/>எ.கா : 25</text:span><text:span text:style-name="T1">2</text:span><text:span text:style-name="T6"> = 625</text:span></text:p>
      <text:p text:style-name="P4"><text:tab/><text:tab/><text:tab/><text:tab/><text:tab/> <text:s/>?</text:p>
      <text:p text:style-name="P4"><text:tab/><text:span text:style-name="T16">சரிபார்க்கவும் :</text:span>N (25) x N (25) = N (625)</text:p>
      <text:p text:style-name="P4"><text:tab/><text:tab/><text:tab/> <text:s text:c="5"/>?<text:tab/></text:p>
      <text:p text:style-name="P8"><text:span text:style-name="T6"><text:tab/><text:tab/><text:tab/>7</text:span><text:span text:style-name="T1">2</text:span><text:span text:style-name="T6"> &lt;-&gt; <text:s/>4</text:span></text:p>
      <text:p text:style-name="P15"><text:tab/><text:tab/><text:tab/>4 <text:s/>&lt;-&gt; <text:s/>4<text:tab/><text:tab/><text:tab/>: சரி</text:p>
      <text:p text:style-name="P6"/>
      <text:p text:style-name="P4">Remember, all these are done mentally.</text:p>
      <text:p text:style-name="P5">இவை அனைத்தும் மனதிலேயே செய்ய வேண்டும் என்பதை மறக்கவேண்டாம்</text:p>
      <text:p text:style-name="P4">Now check your squaring exercises done in Worksheet 1using Navsesh!</text:p>
      <text:p text:style-name="P5">பயிற்சித்தாளில்கொடுத்துள்ள வர்க்கம் கணக்குகளை நவசேஷ்மூலம் சரிபார்க்கவும்</text:p>
      <text:p text:style-name="P4"/>
      <text:p text:style-name="P6"><text:span text:style-name="T16">வீட்டுப்பாடம்</text:span>:</text:p>
      <text:p text:style-name="P5">வகுத்தலை சரிபார்க்க நவசேஷ் எப்படி பயன்படுத்துவது என்று காணவும்</text:p>
      <text:p text:style-name="P8"><text:span text:style-name="T7">பின்வருவனவற்றை சரிபார்க்கவும் </text:span><text:span text:style-name="T6"><text:s/>: 1) <text:s/>56 x 21 = 1176 <text:s/>2) 234 + 789 = 1033 <text:s/>3) 5675 - 287 = 5388</text:span><text:span text:style-name="T9"> <text:s text:c="2"/>4) 234 x 432 = 101088 <text:s text:c="2"/>5) 625 x 625 = 391625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3z0" style:family="text">
      <style:text-properties style:font-name="SymbolPS" style:font-name-complex="Times New Roman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2" text:consecutive-numbering="true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">
        <style:list-level-properties/>
        <style:text-properties style:font-name="Wingdings"/>
      </text:list-level-style-bullet>
      <text:list-level-style-bullet text:level="2" text:style-name="WW8Num3z1" style:num-suffix="." text:bullet-char="">
        <style:list-level-properties/>
        <style:text-properties style:font-name="Wingdings 2"/>
      </text:list-level-style-bullet>
      <text:list-level-style-bullet text:level="3" text:style-name="WW8Num3z2" style:num-suffix="." text:bullet-char="■">
        <style:list-level-properties/>
        <style:text-properties style:font-name="StarSymbol"/>
      </text:list-level-style-bullet>
      <text:list-level-style-bullet text:level="4" text:style-name="WW8Num3z0" style:num-suffix="." text:bullet-char="">
        <style:list-level-properties/>
        <style:text-properties style:font-name="Wingdings"/>
      </text:list-level-style-bullet>
      <text:list-level-style-bullet text:level="5" text:style-name="WW8Num3z1" style:num-suffix="." text:bullet-char="">
        <style:list-level-properties/>
        <style:text-properties style:font-name="Wingdings 2"/>
      </text:list-level-style-bullet>
      <text:list-level-style-bullet text:level="6" text:style-name="WW8Num3z2" style:num-suffix="." text:bullet-char="■">
        <style:list-level-properties/>
        <style:text-properties style:font-name="StarSymbol"/>
      </text:list-level-style-bullet>
      <text:list-level-style-bullet text:level="7" text:style-name="WW8Num3z0" style:num-suffix="." text:bullet-char="">
        <style:list-level-properties/>
        <style:text-properties style:font-name="Wingdings"/>
      </text:list-level-style-bullet>
      <text:list-level-style-bullet text:level="8" text:style-name="WW8Num3z1" style:num-suffix="." text:bullet-char="">
        <style:list-level-properties/>
        <style:text-properties style:font-name="Wingdings 2"/>
      </text:list-level-style-bullet>
      <text:list-level-style-bullet text:level="9" text:style-name="WW8Num3z2" style:num-suffix=".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InSIGHT – Workshop on Indian Mathematics</text:p>
      </style:header>
      <style:footer>
        <text:p text:style-name="MP2">Department of Computer Science and Engineering, Anna University Chenna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19T09:05:36</meta:creation-date>
    <dc:date>2009-11-25T11:36:18</dc:date>
    <meta:editing-cycles>25</meta:editing-cycles>
    <meta:editing-duration>PT01H11M39S</meta:editing-duration>
    <meta:document-statistic meta:table-count="0" meta:image-count="0" meta:object-count="0" meta:page-count="2" meta:paragraph-count="80" meta:word-count="611" meta:character-count="2862"/>
    <meta:user-defined meta:name="Info 1"/>
    <meta:user-defined meta:name="Info 2"/>
    <meta:user-defined meta:name="Info 3"/>
    <meta:user-defined meta:name="Info 4"/>
  </office:meta>
</office:document-meta>
</file>